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1ce0b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ba8f9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09aad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25490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7c0e6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549d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bee37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830fb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830fb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cfa77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47aae" officeooo:paragraph-rsid="0022a2e2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style="normal" fo:font-weight="normal" officeooo:rsid="0029fd88" officeooo:paragraph-rsid="002bee37" style:font-name-asian="NSimSun" style:font-size-asian="14pt" style:language-asian="zxx" style:country-asian="none" style:font-style-asian="normal" style:font-weight-asian="normal" style:font-name-complex="Liberation Mono" style:font-size-complex="14pt" style:language-complex="zxx" style:country-complex="none" style:font-weight-complex="normal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JetBrains Mono" fo:font-size="14pt" fo:language="zxx" fo:country="none" fo:font-style="italic" fo:font-weight="normal" fo:background-color="transparent" style:font-size-asian="14pt" style:language-asian="zxx" style:country-asian="none" style:font-style-asian="italic" style:font-weight-asian="normal" style:font-size-complex="14pt" style:language-complex="zxx" style:country-complex="none" style:font-style-complex="italic"/>
    </style:style>
    <style:style style:name="P14" style:family="paragraph" style:parent-style-name="Preformatted_20_Text">
      <style:paragraph-properties fo:text-align="center" style:justify-single-word="false"/>
      <style:text-properties style:font-name="Times New Roman" fo:font-size="14pt" fo:language="zxx" fo:country="none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6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paragraph-rsid="000b2d24" style:font-size-asian="14pt" style:language-asian="zxx" style:country-asian="none" style:font-size-complex="14pt" style:language-complex="zxx" style:country-complex="none"/>
    </style:style>
    <style:style style:name="P17" style:family="paragraph" style:parent-style-name="Preformatted_20_Text">
      <style:paragraph-properties fo:text-align="start" style:justify-single-word="false" fo:break-before="pag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8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paragraph-rsid="0010b3d6" style:font-size-asian="14pt" style:language-asian="zxx" style:country-asian="none" style:font-size-complex="14pt" style:language-complex="zxx" style:country-complex="none"/>
    </style:style>
    <style:style style:name="P19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paragraph-rsid="00123c74" style:font-size-asian="14pt" style:language-asian="zxx" style:country-asian="none" style:font-size-complex="14pt" style:language-complex="zxx" style:country-complex="none"/>
    </style:style>
    <style:style style:name="P20" style:family="paragraph" style:parent-style-name="Preformatted_20_Text">
      <style:paragraph-properties fo:text-align="center" style:justify-single-word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1" style:family="paragraph" style:parent-style-name="Preformatted_20_Text">
      <style:paragraph-properties fo:text-align="end" style:justify-single-word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2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0b2d24" officeooo:paragraph-rsid="000b2d24" style:font-size-asian="14pt" style:language-asian="zxx" style:country-asian="none" style:font-size-complex="14pt" style:language-complex="zxx" style:country-complex="none"/>
    </style:style>
    <style:style style:name="P23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11511e" officeooo:paragraph-rsid="00123c74" style:font-size-asian="14pt" style:language-asian="zxx" style:country-asian="none" style:font-size-complex="14pt" style:language-complex="zxx" style:country-complex="none"/>
    </style:style>
    <style:style style:name="P24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123c74" officeooo:paragraph-rsid="00123c74" style:font-size-asian="14pt" style:language-asian="zxx" style:country-asian="none" style:font-size-complex="14pt" style:language-complex="zxx" style:country-complex="none"/>
    </style:style>
    <style:style style:name="P25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3ba8f9" officeooo:paragraph-rsid="004029d3" style:font-size-asian="14pt" style:language-asian="zxx" style:country-asian="none" style:font-size-complex="14pt" style:language-complex="zxx" style:country-complex="none"/>
    </style:style>
    <style:style style:name="P26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3ba8f9" officeooo:paragraph-rsid="003ba8f9" style:font-size-asian="14pt" style:language-asian="zxx" style:country-asian="none" style:font-size-complex="14pt" style:language-complex="zxx" style:country-complex="none"/>
    </style:style>
    <style:style style:name="P27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209aad" officeooo:paragraph-rsid="00209aad" style:font-size-asian="14pt" style:language-asian="zxx" style:country-asian="none" style:font-size-complex="14pt" style:language-complex="zxx" style:country-complex="none"/>
    </style:style>
    <style:style style:name="P28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paragraph-rsid="0010b3d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paragraph-rsid="002bee3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paragraph-rsid="001ce0b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61d1d" officeooo:paragraph-rsid="00261d1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61d1d" officeooo:paragraph-rsid="002830f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Preformatted_20_Text">
      <style:paragraph-properties fo:text-align="start" style:justify-single-word="false">
        <style:tab-stops>
          <style:tab-stop style:position="5.017cm"/>
        </style:tab-stops>
      </style:paragraph-properties>
      <style:text-properties style:font-name="Times New Roman" fo:font-size="14pt" fo:language="zxx" fo:country="none" fo:font-weight="bold" officeooo:rsid="00261d1d" officeooo:paragraph-rsid="00261d1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25490" officeooo:paragraph-rsid="0022549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549d5" officeooo:paragraph-rsid="002549d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0b2d24" officeooo:paragraph-rsid="000b2d24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38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39" style:family="paragraph" style:parent-style-name="Preformatted_20_Text">
      <style:text-properties style:font-name="Times New Roman" fo:font-size="14pt" fo:language="zxx" fo:country="non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40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4b7406" officeooo:paragraph-rsid="003ba8f9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41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3ba8f9" officeooo:paragraph-rsid="004029d3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42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normal" officeooo:rsid="00225490" officeooo:paragraph-rsid="002549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normal" officeooo:rsid="002549d5" officeooo:paragraph-rsid="002549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normal" officeooo:rsid="002bee37" officeooo:paragraph-rsid="002cfa7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font-name="Times New Roman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6" style:family="paragraph" style:parent-style-name="Preformatted_20_Text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Preformatted_20_Text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Preformatted_20_Text">
      <style:paragraph-properties fo:text-align="start" style:justify-single-word="false"/>
      <style:text-properties fo:language="zxx" fo:country="none" officeooo:paragraph-rsid="000b2d24" style:language-asian="zxx" style:country-asian="none" style:language-complex="zxx" style:country-complex="none"/>
    </style:style>
    <style:style style:name="P49" style:family="paragraph" style:parent-style-name="Preformatted_20_Text">
      <style:paragraph-properties fo:text-align="start" style:justify-single-word="false"/>
      <style:text-properties fo:language="zxx" fo:country="none" officeooo:paragraph-rsid="000ed269" style:language-asian="zxx" style:country-asian="none" style:language-complex="zxx" style:country-complex="none"/>
    </style:style>
    <style:style style:name="P50" style:family="paragraph" style:parent-style-name="Preformatted_20_Text" style:list-style-name="L1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029d3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1" style:family="paragraph" style:parent-style-name="Preformatted_20_Text" style:list-style-name="L6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539be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2" style:family="paragraph" style:parent-style-name="Preformatted_20_Text" style:list-style-name="L7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029d3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3" style:family="paragraph" style:parent-style-name="Preformatted_20_Text" style:list-style-name="L9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029d3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4" style:family="paragraph" style:parent-style-name="Preformatted_20_Text" style:list-style-name="L13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5031b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5" style:family="paragraph" style:parent-style-name="Preformatted_20_Text" style:list-style-name="L15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4fe81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123c74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7" style:family="paragraph" style:parent-style-name="Preformatted_20_Text" style:list-style-name="L21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f633f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8" style:family="paragraph" style:parent-style-name="Preformatted_20_Text" style:list-style-name="L20">
      <style:paragraph-properties fo:text-align="start" style:justify-single-word="false"/>
      <style:text-properties fo:color="#000000" loext:opacity="100%" style:font-name="Times New Roman" fo:font-size="14pt" fo:language="zxx" fo:country="none" officeooo:rsid="00146966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59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officeooo:rsid="00146966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officeooo:rsid="003ba8f9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2" style:family="paragraph" style:parent-style-name="Preformatted_20_Text" style:list-style-name="L11">
      <style:paragraph-properties fo:text-align="start" style:justify-single-word="false"/>
      <style:text-properties style:font-name="Times New Roman" fo:font-size="14pt" fo:language="zxx" fo:country="none" officeooo:rsid="004b7406" officeooo:paragraph-rsid="004029d3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3" style:family="paragraph" style:parent-style-name="Preformatted_20_Text" style:list-style-name="L11">
      <style:paragraph-properties fo:text-align="start" style:justify-single-word="false"/>
      <style:text-properties style:font-name="Times New Roman" fo:font-size="14pt" fo:language="zxx" fo:country="none" officeooo:rsid="004b7406" officeooo:paragraph-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4" style:family="paragraph" style:parent-style-name="Preformatted_20_Text" style:list-style-name="L11">
      <style:paragraph-properties fo:text-align="start" style:justify-single-word="false"/>
      <style:text-properties style:font-name="Times New Roman" fo:font-size="14pt" fo:language="zxx" fo:country="none" officeooo:paragraph-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5" style:family="paragraph" style:parent-style-name="Preformatted_20_Text" style:list-style-name="L13">
      <style:paragraph-properties fo:text-align="start" style:justify-single-word="false"/>
      <style:text-properties style:font-name="Times New Roman" fo:font-size="14pt" fo:language="zxx" fo:country="none" officeooo:rsid="00209aad" officeooo:paragraph-rsid="00209aad" style:font-size-asian="14pt" style:language-asian="zxx" style:country-asian="none" style:font-size-complex="14pt" style:language-complex="zxx" style:country-complex="none"/>
    </style:style>
    <style:style style:name="P66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paragraph-rsid="004f633f" style:font-size-asian="14pt" style:language-asian="zxx" style:country-asian="none" style:font-size-complex="14pt" style:language-complex="zxx" style:country-complex="none"/>
    </style:style>
    <style:style style:name="P67" style:family="paragraph" style:parent-style-name="Preformatted_20_Text" style:list-style-name="L15">
      <style:paragraph-properties fo:text-align="start" style:justify-single-word="false"/>
      <style:text-properties style:font-name="Times New Roman" fo:font-size="14pt" fo:language="zxx" fo:country="none" fo:font-weight="normal" officeooo:rsid="00225490" officeooo:paragraph-rsid="0022549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8" style:family="paragraph" style:parent-style-name="Preformatted_20_Text" style:list-style-name="L15">
      <style:paragraph-properties fo:text-align="start" style:justify-single-word="false"/>
      <style:text-properties style:font-name="Times New Roman" fo:font-size="14pt" fo:language="zxx" fo:country="none" fo:font-weight="normal" officeooo:rsid="00225490" officeooo:paragraph-rsid="002549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9" style:family="paragraph" style:parent-style-name="Preformatted_20_Text" style:list-style-name="L15">
      <style:paragraph-properties fo:text-align="start" style:justify-single-word="false"/>
      <style:text-properties style:font-name="Times New Roman" fo:font-size="14pt" fo:language="zxx" fo:country="none" fo:font-weight="normal" officeooo:rsid="0022a2e2" officeooo:paragraph-rsid="0022a2e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0" style:family="paragraph" style:parent-style-name="Preformatted_20_Text" style:list-style-name="L15">
      <style:paragraph-properties fo:text-align="start" style:justify-single-word="false"/>
      <style:text-properties style:font-name="Times New Roman" fo:font-size="14pt" fo:language="zxx" fo:country="none" fo:font-weight="normal" officeooo:rsid="0022a2e2" officeooo:paragraph-rsid="002549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1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61d1d" officeooo:paragraph-rsid="004f633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2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style="normal" fo:font-weight="bold" officeooo:rsid="00261d1d" officeooo:paragraph-rsid="004f633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73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4f633f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74" style:family="paragraph" style:parent-style-name="Preformatted_20_Text" style:list-style-name="L11">
      <style:paragraph-properties fo:text-align="start" style:justify-single-word="false"/>
      <style:text-properties fo:language="zxx" fo:country="none" officeooo:rsid="0014f618" officeooo:paragraph-rsid="004d1376" style:language-asian="zxx" style:country-asian="none" style:language-complex="zxx" style:country-complex="none"/>
    </style:style>
    <style:style style:name="P75" style:family="paragraph" style:parent-style-name="Preformatted_20_Text" style:list-style-name="L11">
      <style:paragraph-properties fo:text-align="start" style:justify-single-word="false"/>
      <style:text-properties officeooo:paragraph-rsid="004d1376"/>
    </style:style>
    <style:style style:name="P76" style:family="paragraph" style:parent-style-name="Preformatted_20_Text">
      <style:paragraph-properties fo:text-align="start" style:justify-single-word="false"/>
      <style:text-properties officeooo:paragraph-rsid="004f633f"/>
    </style:style>
    <style:style style:name="P77" style:family="paragraph" style:parent-style-name="Preformatted_20_Text" style:list-style-name="L9">
      <style:paragraph-properties fo:text-align="start" style:justify-single-word="false"/>
      <style:text-properties officeooo:paragraph-rsid="00539be5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Times New Roman" fo:font-size="14pt" fo:language="zxx" fo:country="none" officeooo:rsid="003ba8f9" officeooo:paragraph-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Times New Roman" fo:font-size="14pt" fo:language="zxx" fo:country="none" officeooo:rsid="003ba8f9" officeooo:paragraph-rsid="005120a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0" style:family="paragraph" style:parent-style-name="Standard" style:list-style-name="L1">
      <style:paragraph-properties fo:text-align="start" style:justify-single-word="false"/>
      <style:text-properties style:font-name="Times New Roman" fo:font-size="14pt" fo:language="zxx" fo:country="none" officeooo:rsid="003ba8f9" officeooo:paragraph-rsid="00539be5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1" style:family="paragraph" style:parent-style-name="Standard" style:list-style-name="L3">
      <style:paragraph-properties fo:text-align="start" style:justify-single-word="false"/>
      <style:text-properties style:font-name="Times New Roman" fo:font-size="14pt" fo:language="zxx" fo:country="none" officeooo:rsid="003ba8f9" officeooo:paragraph-rsid="004029d3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2" style:family="paragraph" style:parent-style-name="Standard" style:list-style-name="L21">
      <style:paragraph-properties fo:text-align="start" style:justify-single-word="false"/>
      <style:text-properties style:font-name="Times New Roman" fo:font-size="14pt" fo:language="zxx" fo:country="none" officeooo:rsid="003ba8f9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3" style:family="paragraph" style:parent-style-name="Standard" style:list-style-name="L6">
      <style:paragraph-properties fo:text-align="start" style:justify-single-word="false"/>
      <style:text-properties style:font-name="Times New Roman" fo:font-size="14pt" fo:language="zxx" fo:country="none" officeooo:rsid="003ba8f9" officeooo:paragraph-rsid="00539be5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4" style:family="paragraph" style:parent-style-name="Standard" style:list-style-name="L10">
      <style:paragraph-properties fo:text-align="start" style:justify-single-word="false"/>
      <style:text-properties style:font-name="Times New Roman" fo:font-size="14pt" fo:language="zxx" fo:country="none" officeooo:rsid="004b7406" officeooo:paragraph-rsid="004b740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officeooo:rsid="004f633f" officeooo:paragraph-rsid="004f9787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officeooo:rsid="004f633f" officeooo:paragraph-rsid="0051050c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7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officeooo:rsid="004f633f" officeooo:paragraph-rsid="005120a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officeooo:rsid="00539be5" officeooo:paragraph-rsid="00539be5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9" style:family="paragraph" style:parent-style-name="Standard" style:list-style-name="L3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d1376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0" style:family="paragraph" style:parent-style-name="Standard" style:list-style-name="L12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ba8f9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1" style:family="paragraph" style:parent-style-name="Standard" style:list-style-name="L12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c159d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2" style:family="paragraph" style:parent-style-name="Standard" style:list-style-name="L14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7c0e6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3" style:family="paragraph" style:parent-style-name="Standard" style:list-style-name="L16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bee37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4" style:family="paragraph" style:parent-style-name="Standard" style:list-style-name="L18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5031b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5" style:family="paragraph" style:parent-style-name="Standard" style:list-style-name="L19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5d0a3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6" style:family="paragraph" style:parent-style-name="Standard" style:list-style-name="L21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f633f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539be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8" style:family="paragraph" style:parent-style-name="Standard" style:list-style-name="L17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Times New Roman" fo:font-size="14pt" fo:language="zxx" fo:country="none" fo:font-weight="normal" officeooo:rsid="0029fd88" officeooo:paragraph-rsid="0051050c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9" style:family="paragraph" style:parent-style-name="Standard" style:list-style-name="L15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47aae" officeooo:paragraph-rsid="0032e666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fo:color="#000000" loext:opacity="100%" style:font-name="Times New Roman" fo:font-size="14pt" fo:language="zxx" fo:country="none" officeooo:rsid="003ba8f9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01" style:family="paragraph" style:parent-style-name="Standard" style:list-style-name="L20">
      <style:paragraph-properties fo:text-align="start" style:justify-single-word="false"/>
      <style:text-properties fo:color="#000000" loext:opacity="100%" style:font-name="Times New Roman" fo:font-size="14pt" fo:language="zxx" fo:country="none" officeooo:rsid="00146966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02" style:family="paragraph" style:parent-style-name="Standard" style:list-style-name="L11">
      <style:paragraph-properties fo:text-align="start" style:justify-single-word="false"/>
      <style:text-properties fo:color="#000000" loext:opacity="100%" style:font-name="Times New Roman" fo:font-size="14pt" fo:language="zxx" fo:country="none" officeooo:rsid="0014f618" officeooo:paragraph-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03" style:family="paragraph" style:parent-style-name="Standard" style:list-style-name="L20">
      <style:paragraph-properties fo:text-align="start" style:justify-single-word="false"/>
      <style:text-properties fo:color="#000000" loext:opacity="100%" style:font-name="Times New Roman" fo:font-size="14pt" fo:language="zxx" fo:country="none" officeooo:rsid="0014f618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04" style:family="paragraph" style:parent-style-name="Standard" style:list-style-name="L11">
      <style:paragraph-properties fo:text-align="start" style:justify-single-word="false"/>
      <style:text-properties officeooo:paragraph-rsid="004d1376"/>
    </style:style>
    <style:style style:name="P105" style:family="paragraph" style:parent-style-name="Standard" style:list-style-name="L17">
      <loext:graphic-properties draw:fill="solid" draw:fill-color="#ffffff"/>
      <style:paragraph-properties fo:background-color="#ffffff" fo:padding="0cm" fo:border="none" style:shadow="none"/>
      <style:text-properties fo:language="zxx" fo:country="none" officeooo:paragraph-rsid="0051050c" style:language-asian="zxx" style:country-asian="none" style:language-complex="zxx" style:country-complex="none"/>
    </style:style>
    <style:style style:name="T1" style:family="text">
      <style:text-properties officeooo:rsid="00080fe2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fo:font-weight="normal" officeooo:rsid="004d1376" style:font-style-asian="normal" style:font-weight-asian="normal"/>
    </style:style>
    <style:style style:name="T4" style:family="text">
      <style:text-properties fo:language="en" fo:country="US" fo:font-style="normal" fo:font-weight="normal" officeooo:rsid="004f633f" style:font-style-asian="normal" style:font-weight-asian="normal"/>
    </style:style>
    <style:style style:name="T5" style:family="text">
      <style:text-properties fo:language="en" fo:country="US" officeooo:rsid="004d9fea"/>
    </style:style>
    <style:style style:name="T6" style:family="text">
      <style:text-properties fo:language="en" fo:country="US" officeooo:rsid="004f633f"/>
    </style:style>
    <style:style style:name="T7" style:family="text">
      <style:text-properties fo:language="en" fo:country="US" officeooo:rsid="004f9787"/>
    </style:style>
    <style:style style:name="T8" style:family="text">
      <style:text-properties fo:language="en" fo:country="US" officeooo:rsid="005120ae"/>
    </style:style>
    <style:style style:name="T9" style:family="text">
      <style:text-properties fo:language="en" fo:country="US" officeooo:rsid="00539be5"/>
    </style:style>
    <style:style style:name="T10" style:family="text">
      <style:text-properties officeooo:rsid="000a0a6f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officeooo:rsid="000b2d24" style:font-size-asian="14pt" style:font-size-complex="14pt"/>
    </style:style>
    <style:style style:name="T13" style:family="text">
      <style:text-properties style:font-name="Times New Roman" fo:font-size="14pt" style:font-name-asian="NSimSun" style:font-size-asian="14pt" style:font-name-complex="Liberation Mono" style:font-size-complex="14pt"/>
    </style:style>
    <style:style style:name="T14" style:family="text">
      <style:text-properties style:font-name="Times New Roman" fo:font-size="14pt" officeooo:rsid="000a0a6f" style:font-name-asian="NSimSun" style:font-size-asian="14pt" style:font-name-complex="Liberation Mono" style:font-size-complex="14pt"/>
    </style:style>
    <style:style style:name="T15" style:family="text">
      <style:text-properties style:font-name="Times New Roman" fo:font-size="14pt" officeooo:rsid="000b2d24" style:font-name-asian="NSimSun" style:font-size-asian="14pt" style:font-name-complex="Liberation Mono" style:font-size-complex="14pt"/>
    </style:style>
    <style:style style:name="T16" style:family="text">
      <style:text-properties style:font-name="Times New Roman" fo:font-size="14pt" officeooo:rsid="000cda89" style:font-name-asian="NSimSun" style:font-size-asian="14pt" style:font-name-complex="Liberation Mono" style:font-size-complex="14pt"/>
    </style:style>
    <style:style style:name="T17" style:family="text">
      <style:text-properties style:font-name="Times New Roman" fo:font-size="14pt" officeooo:rsid="000ed269" style:font-name-asian="NSimSun" style:font-size-asian="14pt" style:font-name-complex="Liberation Mono" style:font-size-complex="14pt"/>
    </style:style>
    <style:style style:name="T18" style:family="text">
      <style:text-properties style:font-name="Times New Roman" fo:font-size="14pt" officeooo:rsid="00168dd5" style:font-name-asian="NSimSun" style:font-size-asian="14pt" style:font-name-complex="Liberation Mono" style:font-size-complex="14pt"/>
    </style:style>
    <style:style style:name="T19" style:family="text">
      <style:text-properties style:font-name="Times New Roman" fo:font-size="14pt" fo:language="en" fo:country="US" officeooo:rsid="004d1376" style:font-name-asian="NSimSun" style:font-size-asian="14pt" style:font-name-complex="Liberation Mono" style:font-size-complex="14pt"/>
    </style:style>
    <style:style style:name="T20" style:family="text">
      <style:text-properties style:font-name="Times New Roman" fo:font-size="14pt" fo:language="en" fo:country="US" officeooo: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1" style:family="text">
      <style:text-properties style:font-name="Times New Roman" fo:font-size="14pt" fo:language="zxx" fo:country="non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2" style:family="text">
      <style:text-properties style:font-name="Times New Roman" fo:font-size="14pt" fo:language="zxx" fo:country="none" officeooo:rsid="0014f618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3" style:family="text">
      <style:text-properties style:font-name="Times New Roman" fo:font-size="14pt" fo:language="zxx" fo:country="none" officeooo:rsid="00168dd5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4" style:family="text">
      <style:text-properties style:font-name="Times New Roman" fo:font-size="14pt" fo:language="zxx" fo:country="none" officeooo:rsid="003ba8f9" style:font-size-asian="14pt" style:language-asian="zxx" style:country-asian="none" style:font-size-complex="14pt" style:language-complex="zxx" style:country-complex="none"/>
    </style:style>
    <style:style style:name="T25" style:family="text">
      <style:text-properties style:font-name="Times New Roman" fo:font-size="14pt" fo:language="ru" fo:country="RU" officeooo:rsid="004f633f" style:font-size-asian="14pt" style:language-asian="zxx" style:country-asian="none" style:font-size-complex="14pt" style:language-complex="zxx" style:country-complex="none"/>
    </style:style>
    <style:style style:name="T26" style:family="text">
      <style:text-properties style:font-name="Times New Roman" fo:font-size="14pt" fo:language="ru" fo:country="RU" officeooo: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7" style:family="text">
      <style:text-properties officeooo:rsid="000b2d24"/>
    </style:style>
    <style:style style:name="T28" style:family="text">
      <style:text-properties officeooo:rsid="000cda89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style="normal" fo:font-weight="normal" officeooo:rsid="004d1376" style:font-style-asian="normal" style:font-weight-asian="normal"/>
    </style:style>
    <style:style style:name="T31" style:family="text">
      <style:text-properties fo:language="ru" fo:country="RU" fo:font-style="normal" officeooo:rsid="004d1376" style:font-style-asian="normal"/>
    </style:style>
    <style:style style:name="T32" style:family="text">
      <style:text-properties fo:language="ru" fo:country="RU" fo:font-style="normal" officeooo:rsid="004f633f" style:font-style-asian="normal"/>
    </style:style>
    <style:style style:name="T33" style:family="text">
      <style:text-properties fo:language="ru" fo:country="RU" fo:font-style="normal" officeooo:rsid="00539be5" style:font-style-asian="normal"/>
    </style:style>
    <style:style style:name="T34" style:family="text">
      <style:text-properties fo:language="ru" fo:country="RU" officeooo:rsid="004d9fea"/>
    </style:style>
    <style:style style:name="T35" style:family="text">
      <style:text-properties fo:language="ru" fo:country="RU" officeooo:rsid="004f633f"/>
    </style:style>
    <style:style style:name="T36" style:family="text">
      <style:text-properties fo:language="ru" fo:country="RU" fo:font-weight="bold" officeooo:rsid="004f633f" style:font-weight-asian="bold" style:font-weight-complex="bold"/>
    </style:style>
    <style:style style:name="T37" style:family="text">
      <style:text-properties fo:language="ru" fo:country="RU" officeooo:rsid="005120ae"/>
    </style:style>
    <style:style style:name="T38" style:family="text">
      <style:text-properties fo:language="ru" fo:country="RU" officeooo:rsid="00539be5"/>
    </style:style>
    <style:style style:name="T39" style:family="text">
      <style:text-properties fo:language="ru" fo:country="RU" officeooo:rsid="0052bce5"/>
    </style:style>
    <style:style style:name="T4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00000" loext:opacity="100%" style:font-name="JetBrains Mono" fo:font-size="10pt" fo:language="en" fo:country="US" fo:font-style="normal" fo:font-weight="normal" officeooo:rsid="00539be5" style:font-size-asian="10pt" style:font-style-asian="normal" style:font-weight-asian="normal"/>
    </style:style>
    <style:style style:name="T42" style:family="text">
      <style:text-properties fo:color="#000000" loext:opacity="100%" style:font-name="JetBrains Mono" fo:font-style="italic" fo:font-weight="normal" fo:background-color="transparent" loext:char-shading-value="0" style:font-style-asian="italic" style:font-weight-asian="normal" style:font-style-complex="italic"/>
    </style:style>
    <style:style style:name="T43" style:family="text">
      <style:text-properties fo:color="#000000" loext:opacity="100%" style:font-name="JetBrains Mono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44" style:family="text">
      <style:text-properties fo:color="#000000" loext:opacity="100%" style:font-name="Times New Roman" fo:font-size="14pt" fo:language="ru" fo:country="RU" officeooo: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45" style:family="text">
      <style:text-properties fo:color="#000000" loext:opacity="100%" style:font-name="Times New Roman" fo:font-size="14pt" fo:language="ru" fo:country="RU" fo:font-style="normal" fo:font-weight="normal" officeooo:rsid="004d9fea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46" style:family="text">
      <style:text-properties fo:color="#000000" loext:opacity="100%" style:font-name="Times New Roman" fo:font-size="14pt" fo:language="ru" fo:country="RU" fo:font-weight="normal" officeooo:rsid="00539be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T47" style:family="text">
      <style:text-properties fo:color="#000000" loext:opacity="100%" style:font-name="Times New Roman" fo:font-size="14pt" fo:language="en" fo:country="US" fo:font-style="normal" fo:font-weight="normal" officeooo:rsid="004d1376" style:font-name-asian="NSimSun" style:font-size-asian="14pt" style:language-asian="zxx" style:country-asian="none" style:font-style-asian="normal" style:font-weight-asian="normal" style:font-name-complex="Liberation Mono" style:font-size-complex="14pt" style:language-complex="zxx" style:country-complex="none"/>
    </style:style>
    <style:style style:name="T48" style:family="text">
      <style:text-properties fo:color="#000000" loext:opacity="100%" style:font-name="Times New Roman" fo:font-size="14pt" fo:language="en" fo:country="US" fo:font-style="normal" fo:font-weight="normal" officeooo:rsid="004d1376" style:font-name-asian="NSimSun" style:font-size-asian="14pt" style:font-style-asian="normal" style:font-weight-asian="normal" style:font-name-complex="Liberation Mono" style:font-size-complex="14pt"/>
    </style:style>
    <style:style style:name="T49" style:family="text">
      <style:text-properties fo:color="#000000" loext:opacity="100%" style:font-name="Times New Roman" fo:font-size="14pt" fo:language="en" fo:country="US" fo:font-weight="normal" officeooo:rsid="00539be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T50" style:family="text">
      <style:text-properties fo:color="#000000" loext:opacity="100%" style:font-name="Times New Roman" fo:font-size="14pt" fo:font-style="normal" fo:font-weight="normal" style:font-name-asian="NSimSun" style:font-size-asian="14pt" style:font-style-asian="normal" style:font-weight-asian="normal" style:font-name-complex="Liberation Mono" style:font-size-complex="14pt"/>
    </style:style>
    <style:style style:name="T51" style:family="text">
      <style:text-properties fo:color="#000000" loext:opacity="100%" style:font-name="Times New Roman" fo:font-size="14pt" fo:font-style="normal" fo:font-weight="normal" officeooo:rsid="0029fd88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52" style:family="text">
      <style:text-properties fo:color="#000000" loext:opacity="100%" style:font-name="Times New Roman" fo:font-size="14pt" fo:font-style="normal" fo:font-weight="normal" officeooo:rsid="002f33b5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53" style:family="text">
      <style:text-properties fo:color="#000000" loext:opacity="100%" style:font-name="Times New Roman" fo:font-size="14pt" fo:language="zxx" fo:country="none" fo:font-style="normal" fo:font-weight="normal" officeooo:rsid="0014f618" style:font-name-asian="NSimSun" style:font-size-asian="14pt" style:language-asian="zxx" style:country-asian="none" style:font-style-asian="normal" style:font-weight-asian="normal" style:font-name-complex="Liberation Mono" style:font-size-complex="14pt" style:language-complex="zxx" style:country-complex="none"/>
    </style:style>
    <style:style style:name="T54" style:family="text">
      <style:text-properties fo:color="#000000" loext:opacity="100%" style:font-name="Times New Roman" fo:font-size="14pt" fo:language="zxx" fo:country="non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55" style:family="text">
      <style:text-properties fo:color="#000000" loext:opacity="100%" style:font-name="Times New Roman" fo:font-size="14pt" fo:language="zxx" fo:country="none" fo:font-weight="normal" officeooo:rsid="0029fd88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T56" style:family="text">
      <style:text-properties fo:color="#000000" loext:opacity="100%" fo:language="en" fo:country="US" fo:font-style="normal" fo:font-weight="normal" officeooo:rsid="004d1376" style:font-style-asian="normal" style:font-weight-asian="normal"/>
    </style:style>
    <style:style style:name="T57" style:family="text">
      <style:text-properties fo:color="#000000" loext:opacity="100%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58" style:family="text">
      <style:text-properties fo:color="#000000" loext:opacity="100%" fo:font-style="normal" fo:font-weight="normal" officeooo:rsid="0011511e" fo:background-color="transparent" loext:char-shading-value="0" style:font-name-asian="NSimSun" style:font-style-asian="normal" style:font-weight-asian="normal" style:font-name-complex="Liberation Mono" style:font-style-complex="normal"/>
    </style:style>
    <style:style style:name="T59" style:family="text">
      <style:text-properties fo:color="#000000" loext:opacity="100%" fo:font-style="normal" fo:font-weight="normal" officeooo:rsid="0014f618" style:font-style-asian="normal" style:font-weight-asian="normal"/>
    </style:style>
    <style:style style:name="T60" style:family="text">
      <style:text-properties fo:color="#000000" loext:opacity="100%" fo:font-style="normal" officeooo:rsid="0029fd88" style:font-name-asian="NSimSun" style:font-style-asian="normal" style:font-name-complex="Liberation Mono"/>
    </style:style>
    <style:style style:name="T61" style:family="text">
      <style:text-properties fo:color="#000000" loext:opacity="100%" style:font-name-asian="NSimSun" style:font-name-complex="Liberation Mono"/>
    </style:style>
    <style:style style:name="T62" style:family="text">
      <style:text-properties fo:color="#000000" loext:opacity="100%" officeooo:rsid="00247aae" style:font-name-asian="NSimSun" style:font-name-complex="Liberation Mono"/>
    </style:style>
    <style:style style:name="T63" style:family="text">
      <style:text-properties fo:color="#000000" loext:opacity="100%" officeooo:rsid="0029fd88" style:font-name-asian="NSimSun" style:font-name-complex="Liberation Mono"/>
    </style:style>
    <style:style style:name="T64" style:family="text">
      <style:text-properties fo:color="#000000" loext:opacity="100%" fo:language="zxx" fo:country="none" fo:font-style="normal" fo:font-weight="normal" officeooo:rsid="0044e212" style:font-style-asian="normal" style:font-weight-asian="normal"/>
    </style:style>
    <style:style style:name="T65" style:family="text">
      <style:text-properties officeooo:rsid="00225490"/>
    </style:style>
    <style:style style:name="T66" style:family="text">
      <style:text-properties officeooo:rsid="00146966"/>
    </style:style>
    <style:style style:name="T67" style:family="text">
      <style:text-properties style:font-name-asian="NSimSun" style:font-name-complex="Liberation Mono"/>
    </style:style>
    <style:style style:name="T68" style:family="text">
      <style:text-properties officeooo:rsid="0014f618" style:font-name-asian="NSimSun" style:font-name-complex="Liberation Mono"/>
    </style:style>
    <style:style style:name="T69" style:family="text">
      <style:text-properties officeooo:rsid="00146966" style:font-name-asian="NSimSun" style:font-name-complex="Liberation Mono"/>
    </style:style>
    <style:style style:name="T70" style:family="text">
      <style:text-properties officeooo:rsid="00247aae"/>
    </style:style>
    <style:style style:name="T71" style:family="text">
      <style:text-properties officeooo:rsid="002549d5"/>
    </style:style>
    <style:style style:name="T72" style:family="text">
      <style:text-properties fo:font-style="normal" style:font-style-asian="normal"/>
    </style:style>
    <style:style style:name="T73" style:family="text">
      <style:text-properties fo:font-style="normal" officeooo:rsid="002bee37" style:font-style-asian="normal"/>
    </style:style>
    <style:style style:name="T74" style:family="text">
      <style:text-properties fo:font-style="normal" officeooo:rsid="0022a2e2" style:font-style-asian="normal"/>
    </style:style>
    <style:style style:name="T75" style:family="text">
      <style:text-properties fo:font-style="normal" officeooo:rsid="002e34fe" style:font-style-asian="normal"/>
    </style:style>
    <style:style style:name="T76" style:family="text">
      <style:text-properties fo:font-style="normal" officeooo:rsid="002f2388" style:font-style-asian="normal"/>
    </style:style>
    <style:style style:name="T77" style:family="text">
      <style:text-properties fo:font-style="normal" officeooo:rsid="002f33b5" style:font-style-asian="normal"/>
    </style:style>
    <style:style style:name="T78" style:family="text">
      <style:text-properties fo:font-style="normal" officeooo:rsid="00307c72" style:font-style-asian="normal"/>
    </style:style>
    <style:style style:name="T79" style:family="text">
      <style:text-properties fo:font-style="normal" officeooo:rsid="0031c963" style:font-style-asian="normal"/>
    </style:style>
    <style:style style:name="T80" style:family="text">
      <style:text-properties fo:font-style="normal" officeooo:rsid="0032e666" style:font-style-asian="normal"/>
    </style:style>
    <style:style style:name="T81" style:family="text">
      <style:text-properties fo:font-style="normal" officeooo:rsid="0037c0e6" style:font-style-asian="normal"/>
    </style:style>
    <style:style style:name="T82" style:family="text">
      <style:text-properties fo:font-style="normal" officeooo:rsid="003ba8f9" style:font-style-asian="normal"/>
    </style:style>
    <style:style style:name="T83" style:family="text">
      <style:text-properties fo:font-style="normal" officeooo:rsid="003c159d" style:font-style-asian="normal"/>
    </style:style>
    <style:style style:name="T84" style:family="text">
      <style:text-properties fo:font-style="normal" officeooo:rsid="003db7ed" style:font-style-asian="normal"/>
    </style:style>
    <style:style style:name="T85" style:family="text">
      <style:text-properties fo:font-style="normal" officeooo:rsid="003e8865" style:font-style-asian="normal"/>
    </style:style>
    <style:style style:name="T86" style:family="text">
      <style:text-properties fo:font-style="normal" officeooo:rsid="0040836a" style:font-style-asian="normal"/>
    </style:style>
    <style:style style:name="T87" style:family="text">
      <style:text-properties fo:font-style="normal" officeooo:rsid="0040d2c3" style:font-style-asian="normal"/>
    </style:style>
    <style:style style:name="T88" style:family="text">
      <style:text-properties fo:font-style="normal" officeooo:rsid="0042bc23" style:font-style-asian="normal"/>
    </style:style>
    <style:style style:name="T89" style:family="text">
      <style:text-properties fo:font-style="normal" officeooo:rsid="00440c17" style:font-style-asian="normal"/>
    </style:style>
    <style:style style:name="T90" style:family="text">
      <style:text-properties fo:font-style="normal" officeooo:rsid="00345b1b" style:font-style-asian="normal"/>
    </style:style>
    <style:style style:name="T91" style:family="text">
      <style:text-properties fo:font-style="normal" officeooo:rsid="00225490" style:font-style-asian="normal"/>
    </style:style>
    <style:style style:name="T92" style:family="text">
      <style:text-properties fo:font-style="normal" fo:font-weight="normal" style:font-style-asian="normal" style:font-weight-asian="normal"/>
    </style:style>
    <style:style style:name="T93" style:family="text">
      <style:text-properties fo:font-style="normal" fo:font-weight="normal" officeooo:rsid="00404f8c" style:font-style-asian="normal" style:font-weight-asian="normal"/>
    </style:style>
    <style:style style:name="T94" style:family="text">
      <style:text-properties fo:font-style="normal" fo:font-weight="normal" officeooo:rsid="0040836a" style:font-style-asian="normal" style:font-weight-asian="normal"/>
    </style:style>
    <style:style style:name="T95" style:family="text">
      <style:text-properties fo:font-style="normal" fo:font-weight="normal" officeooo:rsid="0044e212" style:font-style-asian="normal" style:font-weight-asian="normal"/>
    </style:style>
    <style:style style:name="T96" style:family="text">
      <style:text-properties fo:font-style="normal" fo:font-weight="normal" officeooo:rsid="00168dd5" style:font-style-asian="normal" style:font-weight-asian="normal"/>
    </style:style>
    <style:style style:name="T97" style:family="text">
      <style:text-properties fo:font-style="normal" fo:font-weight="normal" officeooo:rsid="0046d4be" style:font-style-asian="normal" style:font-weight-asian="normal"/>
    </style:style>
    <style:style style:name="T98" style:family="text">
      <style:text-properties fo:font-style="normal" fo:font-weight="normal" officeooo:rsid="004d1376" style:font-style-asian="normal" style:font-weight-asian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bold"/>
    </style:style>
    <style:style style:name="T100" style:family="text">
      <style:text-properties fo:font-style="normal" fo:font-weight="normal" officeooo:rsid="00168dd5" style:font-style-asian="normal" style:font-weight-asian="normal" style:font-style-complex="normal" style:font-weight-complex="bold"/>
    </style:style>
    <style:style style:name="T101" style:family="text">
      <style:text-properties fo:font-style="normal" fo:font-weight="normal" officeooo:rsid="0044e212" style:font-style-asian="normal" style:font-weight-asian="normal" style:font-style-complex="normal" style:font-weight-complex="bold"/>
    </style:style>
    <style:style style:name="T102" style:family="text">
      <style:text-properties officeooo:rsid="0038d226"/>
    </style:style>
    <style:style style:name="T103" style:family="text">
      <style:text-properties officeooo:rsid="003ba8f9"/>
    </style:style>
    <style:style style:name="T104" style:family="text">
      <style:text-properties officeooo:rsid="0042bc23"/>
    </style:style>
    <style:style style:name="T105" style:family="text">
      <style:text-properties officeooo:rsid="004b7406"/>
    </style:style>
    <style:style style:name="T106" style:family="text">
      <style:text-properties officeooo:rsid="00123c74"/>
    </style:style>
    <style:style style:name="T107" style:family="text">
      <style:text-properties officeooo:rsid="0011511e"/>
    </style:style>
    <style:style style:name="T108" style:family="text">
      <style:text-properties officeooo:rsid="00192be3"/>
    </style:style>
    <style:style style:name="T109" style:family="text">
      <style:text-properties officeooo:rsid="004aaeec"/>
    </style:style>
    <style:style style:name="T110" style:family="text">
      <style:text-properties officeooo:rsid="0014f618"/>
    </style:style>
    <style:style style:name="T111" style:family="text">
      <style:text-properties officeooo:rsid="0022a2e2"/>
    </style:style>
    <style:style style:name="T112" style:family="text">
      <style:text-properties officeooo:rsid="002e34fe"/>
    </style:style>
    <style:style style:name="T113" style:family="text">
      <style:text-properties officeooo:rsid="0024dd0b"/>
    </style:style>
    <style:style style:name="T114" style:family="text">
      <style:text-properties officeooo:rsid="00261d1d"/>
    </style:style>
    <style:style style:name="T115" style:family="text">
      <style:text-properties officeooo:rsid="004d9fea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00b2d24" style:font-name-asian="NSimSun" style:font-weight-asian="bold" style:font-name-complex="Liberation Mono" style:font-weight-complex="bold"/>
    </style:style>
    <style:style style:name="T118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119" style:family="text">
      <style:text-properties officeooo:rsid="005120ae"/>
    </style:style>
    <style:style style:name="T120" style:family="text">
      <style:text-properties officeooo:rsid="0052bc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униципальное бюджетное общеобразовательное учреждение<text:line-break/>«Инженерный лицей №83 имени Героя Советского Союза Пинского Матвея Савельевича Уфимского государственного нефтяного технического университета»</text:p>
      <text:p text:style-name="P14">городского округа город Уфа Республики Башкортостан</text:p>
      <text:p text:style-name="P15"><text:line-break/><text:line-break/><text:line-break/><text:line-break/><text:line-break/><text:line-break/><text:line-break/></text:p>
      <text:p text:style-name="P20">Индивидуальный проект<text:line-break/>по теме:<text:line-break/>«Создание игр<text:span text:style-name="T1">ы DungeonEscape</text:span> на языке java»</text:p>
      <text:p text:style-name="P15"><text:line-break/><text:line-break/><text:line-break/><text:line-break/><text:line-break/><text:line-break/><text:line-break/><text:line-break/><text:line-break/></text:p>
      <text:p text:style-name="P21">Обучающийся:</text:p>
      <text:p text:style-name="P21">Гагарин Егор Александрович</text:p>
      <text:p text:style-name="P21">Руководитель проекта:</text:p>
      <text:p text:style-name="P46"><text:span text:style-name="T14">Гильдин Александр Григорьевич</text:span><text:span text:style-name="T11">,</text:span></text:p>
      <text:p text:style-name="P21">учитель информатики</text:p>
      <text:p text:style-name="P15"><text:line-break/><text:line-break/><text:line-break/><text:line-break/><text:line-break/><text:line-break/><text:line-break/><text:line-break/><text:line-break/><text:line-break/><text:line-break/></text:p>
      <text:p text:style-name="P45">г. Уфа, 202<text:span text:style-name="T10">3</text:span></text:p>
      <text:p text:style-name="P15"/>
      <text:p text:style-name="P28"><text:soft-page-break/>Оглавление</text:p>
      <text:p text:style-name="P28"/>
      <text:p text:style-name="P16">Введение</text:p>
      <text:p text:style-name="P15"/>
      <text:p text:style-name="P15">1. Используемые инструменты</text:p>
      <text:p text:style-name="P15"/>
      <text:p text:style-name="P15">2. Класс DungeonEscape</text:p>
      <text:p text:style-name="P15"/>
      <text:p text:style-name="P15">3. Класс MainMenuScreen</text:p>
      <text:p text:style-name="P15"/>
      <text:p text:style-name="P47"><text:span text:style-name="T15">4</text:span><text:span text:style-name="T11">. </text:span><text:span text:style-name="T15">Класс RecordScreen</text:span></text:p>
      <text:p text:style-name="P37"/>
      <text:p text:style-name="P48"><text:span text:style-name="T15">5</text:span><text:span text:style-name="T13">. Класс SettingsScreen</text:span></text:p>
      <text:p text:style-name="P37"/>
      <text:p text:style-name="P37">6. Класс GameScreen</text:p>
      <text:p text:style-name="P37"/>
      <text:p text:style-name="P37">7. Класс Player</text:p>
      <text:p text:style-name="P15"/>
      <text:p text:style-name="P15"><text:span text:style-name="T27">8</text:span>. Класс Cage</text:p>
      <text:p text:style-name="P15"/>
      <text:p text:style-name="P22">9. Класс Slime</text:p>
      <text:p text:style-name="P22"/>
      <text:p text:style-name="P22">10. Класс Animation</text:p>
      <text:p text:style-name="P22"/>
      <text:p text:style-name="P22">11. Класс Blast</text:p>
      <text:p text:style-name="P22"/>
      <text:p text:style-name="P48"><text:span text:style-name="T15">12</text:span><text:span text:style-name="T12">. Класс Lever</text:span></text:p>
      <text:p text:style-name="P22"/>
      <text:p text:style-name="P48"><text:span text:style-name="T15">13</text:span><text:span text:style-name="T12">. Класс WinScreen</text:span></text:p>
      <text:p text:style-name="P22"/>
      <text:p text:style-name="P48"><text:span text:style-name="T15">14</text:span><text:span text:style-name="T12">. Класс DeathScreen</text:span></text:p>
      <text:p text:style-name="P15"/>
      <text:p text:style-name="P15">Заключение</text:p>
      <text:p text:style-name="P17"/>
      <text:p text:style-name="P15"/>
      <text:p text:style-name="P28">Введение</text:p>
      <text:p text:style-name="P28"/>
      <text:p text:style-name="P38">Меня заинтересовала тема создания мобильных приложений и я захотел создать свою игру для телефона Android. <text:span text:style-name="T28">В прошлом году я прошел курс</text:span> it школ<text:span text:style-name="T28">ы</text:span> Samsung, поэтому в качестве основы я буду использовать язык программирования java и программу Android Studio.</text:p>
      <text:p text:style-name="P49"><text:span text:style-name="T17">Программа </text:span><text:span text:style-name="T13">Android Studio предназначен</text:span><text:span text:style-name="T17">а</text:span><text:span text:style-name="T13"> для создания приложений и в не</text:span><text:span text:style-name="T17">й</text:span><text:span text:style-name="T13"> </text:span><text:span text:style-name="T16">не достаточно</text:span><text:span text:style-name="T13"> функций для разработки игр, поэтому я буду дополнительно использовать фреймворк libGDX, </text:span><text:span text:style-name="T17">созданный</text:span><text:span text:style-name="T13"> для разработки игр. </text:span></text:p>
      <text:p text:style-name="P38">Моя цель – создать работающую игру для Android. </text:p>
      <text:p text:style-name="P38"/>
      <text:p text:style-name="P38">Для достижения этой цели необходимо решить следующие задачи:</text:p>
      <text:p text:style-name="P38">1)Научиться работать в программе Android Studio</text:p>
      <text:p text:style-name="P39">2)Научиться использовать фреймворк libGDX</text:p>
      <text:p text:style-name="P38">3)Продумать структуру классов приложения</text:p>
      <text:p text:style-name="P38">4)Реализовать и протестировать приложение</text:p>
      <text:p text:style-name="P38"/>
      <text:p text:style-name="P38">Для получения информации я буду использовать ресурсы сайтов:</text:p>
      <text:p text:style-name="P38">http://www.libgdx.ru — официальный сайт с документацией по фреймворку libgdx.</text:p>
      <text:p text:style-name="P38">https://gamedev.ru – сайт с примерами применения фреймворка libGDX.</text:p>
      <text:p text:style-name="P38">https://ru.stackoverflow.com – сайт с разбором ошибок при использовании Android Studio.</text:p>
      <text:p text:style-name="P38">https://myitschool.ru - сайт it школы Samsung с примерами использования Android Studio.</text:p>
      <text:p text:style-name="P38">https://www.piskelapp.com - сайт с онлайн редактором изображений.</text:p>
      <text:p text:style-name="P38"/>
      <text:p text:style-name="P17"/>
      <text:p text:style-name="P28">1. Используемые инструменты</text:p>
      <text:p text:style-name="P15">Для разработки игры я использовал фреймворк libGDX. Он позволяет быстро и удобно создать макет для игры с добавлением различных библиотек, например Box2d для реалистичной физики или Controllers для подключения игровых контроллеров, а также имеет возможность интерпретации одного кода для запуска на разных мобильных устройствах(android, ios), на windows или для встраивания в сайт html.</text:p>
      <text:p text:style-name="P15">Цель моей игры — выбраться из подземелья, наполненного ловушками и монстрами.</text:p>
      <text:p text:style-name="P15">Перемещение осуществляется нажатием на соседнюю клетку, через стены ходить нельзя.</text:p>
      <text:p text:style-name="P15">Монстры будут пытаться преследовать игрока если попадут в его поле зрения.</text:p>
      <text:p text:style-name="P15">Для создания изображений я использовал онлайн<text:span text:style-name="T29"> </text:span><text:span text:style-name="T35">пиксельный</text:span><text:span text:style-name="T29"> </text:span>редактор https://www.piskelapp.com</text:p>
      <text:p text:style-name="P15"/>
      <text:p text:style-name="P15">Все игровое поле состоит из клеток, внутри которых находятся изображения стен, пола, персонажа и монстров. Игровое поле хранится в виде двумерного массива из обьектов класса Cage, отвечающего за одну клетку игрового поля.</text:p>
      <text:p text:style-name="P15"/>
      <text:p text:style-name="P17"/>
      <text:p text:style-name="P29">2. Класс DungeonEscape</text:p>
      <text:p text:style-name="P18">Основной класс игры называется «DungeonEscape».</text:p>
      <text:p text:style-name="P23">Он расширяет класс Game библиотеки libGDX. В этом классе инициализируются все объекты классов Texture, Sound, SpriteBatch, BitmapFont, считываются данные из текстовых файлов, отвечающих за хранение координат объектов на карте, которые потом заполняются в двумерные массивы для использования в классе GameScreen.</text:p>
      <text:p text:style-name="P24">Также в этом классе рассчитывается переменная size, отвечающая за определение размеров одной ячейки игрового поля.</text:p>
      <text:p text:style-name="P24">На экране должна отображаться область 9 на 7 клеток, а также столбик из 7 клеток для кнопок, то есть всего (9+1)*7=70 клеток.</text:p>
      <text:p text:style-name="P24">Размеры одной квадратной клетки вычисляются по алгоритму:</text:p>
      <text:p text:style-name="P13">size = height / 7;<text:line-break/>horizontal_otstup = (width-size*10)/2;<text:line-break/>vertical_otstup = 0;<text:line-break/>if(horizontal_otstup &lt; 0){<text:line-break/><text:tab/>horizontal_otstup = 0;<text:line-break/><text:tab/>size = width/10;<text:line-break/><text:tab/>vertical_otstup = (height - 7*size)/2;<text:line-break/>}</text:p>
      <text:p text:style-name="P24">Где <text:span text:style-name="T42">horizontal_otstup, vertical_otstup</text:span><text:span text:style-name="T57"> -</text:span><text:span text:style-name="T58"> горизонтальный и вертикальный отступы, необходимые для отображения игрового поля ровно по середине экрана, максимально большими; </text:span><text:span text:style-name="T43">height, width -</text:span><text:span text:style-name="T58"> <text:s/>высота и ширина экрана, </text:span><text:span text:style-name="T43">size - </text:span>полученное в результате значение.</text:p>
      <text:p text:style-name="P19"><text:span text:style-name="T107">После инициализации всех переменных, </text:span><text:span text:style-name="T106">создается новый объект класса MainMenuScreen, при инициализации которого при помощи this ему передаются ссылки на все ранее инициализированные переменные и</text:span><text:span text:style-name="T107"> вызывается метод </text:span><text:span text:style-name="T106">setScreen класса Game, получающий в качестве входного параметра этот экземпляр класса MainMenuScreen и устанавливающий его в качестве активного интерфейса Screen.</text:span></text:p>
      <text:p text:style-name="P56"/>
      <text:p text:style-name="P34">3. Класс <text:span text:style-name="T115">MainMenuScreen</text:span></text:p>
      <text:p text:style-name="P25">Этот класс отвечает за <text:span text:style-name="T34">создание и отображения главного меню игры, из которого можно начать игру, перейти в таблицу рекордов или в настройки.</text:span></text:p>
      <text:p text:style-name="P41">Поля класса:</text:p>
      <text:list xml:id="list4020123535" text:style-name="L1">
        <text:list-item>
          <text:p text:style-name="P78">DungeonEscape game; <text:span text:style-name="T34">(переменная, хранящая ссылку на основной класс игры, в котором инициализированы все переменные текстур)</text:span></text:p>
        </text:list-item>
        <text:list-item>
          <text:p text:style-name="P78">Slime slime; <text:span text:style-name="T34">(переменная, хранящая объект класса </text:span><text:span text:style-name="T5">Slime </text:span><text:span text:style-name="T34">для заставки)</text:span></text:p>
        </text:list-item>
        <text:list-item>
          <text:p text:style-name="P78">Player player; <text:span text:style-name="T34">(переменная, хранящая объект класса </text:span><text:span text:style-name="T5">Player </text:span><text:span text:style-name="T34">для заставки)</text:span></text:p>
        </text:list-item>
        <text:list-item>
          <text:p text:style-name="P78">float rightMoving, leftMoving, upMoving, downMoving, buttonsRealX, buttonsRealY, slowing, startTimer; <text:span text:style-name="T34">(переменные движения заставки в четырех направлениях, координат кнопок, скорости заставки и начальной задержки)</text:span></text:p>
        </text:list-item>
        <text:list-item>
          <text:p text:style-name="P78">boolean isCorrectName, isDialogOpen; <text:span text:style-name="T37">(переменные, хранящие состояния </text:span><text:soft-page-break/><text:span text:style-name="T37">корректности имени персонажа и состояния диалогового окна)</text:span></text:p>
        </text:list-item>
        <text:list-item>
          <text:p text:style-name="P79">OrthographicCamera mainMenuCamera; <text:span text:style-name="T35"><text:s/></text:span><text:span text:style-name="T37">(объект класса </text:span><text:span text:style-name="T35">OrthographicCamera, </text:span><text:span text:style-name="T37">отвечающий за создание возможности перемещения содержимого экрана)</text:span></text:p>
        </text:list-item>
      </text:list>
      <text:p text:style-name="P41">Методы класса:</text:p>
      <text:list text:style-name="L3">
        <text:list-item>
          <text:p text:style-name="P81">public MainMenuScreen(final DungeonEscape game) – конструктор класса. В нем инициализируются все переменные.</text:p>
        </text:list-item>
        <text:list-item>
          <text:p text:style-name="P89"><text:span text:style-name="T72">public void show()</text:span><text:span text:style-name="T91"> – </text:span><text:span text:style-name="T77">перегрузка функции show класса </text:span><text:span text:style-name="T72">ScreenAdapter. </text:span><text:span text:style-name="T77">В ней подключается InputProcessor для считывания прикосновений к экрану и производятся действия при их наличии.</text:span></text:p>
        </text:list-item>
        <text:list-item>
          <text:p text:style-name="P89"><text:span text:style-name="T72">public void render(float dt)</text:span><text:span text:style-name="T91"> – </text:span><text:span text:style-name="T78">функция отрисовки </text:span><text:span text:style-name="T31">заставки</text:span><text:span text:style-name="T78"> и кноп</text:span><text:span text:style-name="T31">ок</text:span><text:span text:style-name="T78"> «</text:span><text:span text:style-name="T31">начать</text:span><text:span text:style-name="T78">», </text:span><text:span text:style-name="T31">«таблица рекордов» и «настройки»</text:span><text:span text:style-name="T78">.</text:span></text:p>
        </text:list-item>
        <text:list-item>
          <text:p text:style-name="P89"><text:span text:style-name="T72">public void hide()</text:span><text:span text:style-name="T91"> – </text:span><text:span text:style-name="T77">перегрузка функции </text:span><text:span text:style-name="T79">hide</text:span><text:span text:style-name="T77"> класса </text:span><text:span text:style-name="T72">ScreenAdapter. </text:span><text:span text:style-name="T79">При вызове она отключает InputProcessor.</text:span></text:p>
        </text:list-item>
      </text:list>
      <text:p text:style-name="P66"><text:span text:style-name="T116">4. </text:span><text:span text:style-name="T36">Класс </text:span><text:span text:style-name="T117">RecordScreen</text:span></text:p>
      <text:p text:style-name="P76"><text:span text:style-name="T24">Этот класс отвечает за </text:span><text:span text:style-name="T25">создание и отображение окна таблицы рекордов. Все прошлые попытки прохождения игры добавляются в эту таблицу. Если записей </text:span><text:span text:style-name="T26">много и они не влезают в размеры экрана, появляются кнопки сдвинуться на одну запись вниз или вверх.</text:span></text:p>
      <text:p text:style-name="P73">Поля класса:</text:p>
      <text:list xml:id="list2144055220237" text:continue-list="list4020123535" text:style-name="L1">
        <text:list-item>
          <text:p text:style-name="P86">DungeonEscape game; <text:span text:style-name="T115">(переменная, хранящая ссылку на основной класс игры, в котором инициализированы все переменные текстур)</text:span></text:p>
        </text:list-item>
        <text:list-item>
          <text:p text:style-name="P85">Vector &lt;String&gt; strings; <text:span text:style-name="T8">(</text:span><text:span text:style-name="T119">массив, хранящий значения таблицы рекордов</text:span><text:span text:style-name="T8">)</text:span></text:p>
        </text:list-item>
        <text:list-item>
          <text:p text:style-name="P87">OrthographicCamera record<text:span text:style-name="T8">S</text:span>creen<text:span text:style-name="T8">C</text:span>amera; <text:span text:style-name="T119">(объект класса </text:span>OrthographicCamera, <text:span text:style-name="T119">отвечающий за создание возможности перемещения содержимого экрана)</text:span></text:p>
        </text:list-item>
        <text:list-item>
          <text:p text:style-name="P85">int <text:span text:style-name="T7">slip</text:span>; <text:span text:style-name="T119">(переменная, отвечающая за хранение значения смещения камеры для корректного отображения значений таблицы, которые не помещаются в область экрана)</text:span></text:p>
        </text:list-item>
        <text:list-item>
          <text:p text:style-name="P85">float <text:span text:style-name="T2">start</text:span><text:span text:style-name="T7">T</text:span><text:span text:style-name="T2">imer</text:span>; <text:span text:style-name="T119">(</text:span><text:span text:style-name="T120">переменная, хранящая время начальной задержки</text:span><text:span text:style-name="T119">)</text:span></text:p>
        </text:list-item>
      </text:list>
      <text:p text:style-name="P73">Методы класса:</text:p>
      <text:list text:style-name="L21">
        <text:list-item>
          <text:p text:style-name="P82">public <text:span text:style-name="T6">Record</text:span>Screen(final DungeonEscape game) – конструктор класса. В нем инициализируются все переменные.</text:p>
        </text:list-item>
        <text:list-item>
          <text:p text:style-name="P96"><text:span text:style-name="T72">public void show()</text:span><text:span text:style-name="T91"> – </text:span><text:span text:style-name="T77">перегрузка функции show класса </text:span><text:span text:style-name="T72">ScreenAdapter. </text:span><text:span text:style-name="T77">В ней подключается InputProcessor для считывания прикосновений к экрану и производятся действия при их наличии.</text:span></text:p>
        </text:list-item>
        <text:list-item>
          <text:p text:style-name="P96"><text:span text:style-name="T72">public void render(float dt)</text:span><text:span text:style-name="T91"> – </text:span><text:span text:style-name="T78">функция отрисовки </text:span><text:span text:style-name="T31">з</text:span><text:span text:style-name="T32">аписей</text:span><text:span text:style-name="T78"> и кноп</text:span><text:span text:style-name="T32">ки </text:span><text:span text:style-name="T78">«</text:span><text:span text:style-name="T31">на</text:span><text:span text:style-name="T32">зад</text:span><text:span text:style-name="T78">».</text:span></text:p>
        </text:list-item>
        <text:list-item>
          <text:p text:style-name="P57"><text:span text:style-name="T72">public void hide()</text:span><text:span text:style-name="T91"> – </text:span><text:span text:style-name="T77">перегрузка функции </text:span><text:span text:style-name="T79">hide</text:span><text:span text:style-name="T77"> класса </text:span><text:span text:style-name="T72">ScreenAdapter. </text:span><text:span text:style-name="T79">При вызове она отключает InputProcessor.</text:span></text:p>
        </text:list-item>
      </text:list>
      <text:p text:style-name="P71">5. Класс <text:span text:style-name="T9">SettingsScreen</text:span></text:p>
      <text:p text:style-name="P25">Этот класс отвечает за <text:span text:style-name="T38">создание и отображения окна настроек. </text:span></text:p>
      <text:p text:style-name="P25">Поля класса:</text:p>
      <text:list xml:id="list2142837109838" text:continue-list="list2144055220237" text:style-name="L1">
        <text:list-item>
          <text:p text:style-name="P80">DungeonEscape game;<text:span text:style-name="T35"> </text:span><text:span text:style-name="T34">(переменная, хранящая ссылку на основной класс игры, в котором инициализированы все переменные текстур)</text:span><text:line-break/>float startTimer;<text:span text:style-name="T35"> </text:span><text:span text:style-name="T37">(</text:span><text:span text:style-name="T39">переменная, хранящая время начальной задержки</text:span><text:span text:style-name="T37">)</text:span><text:line-break/><text:soft-page-break/>boolean isDialogOpen; <text:s/><text:span text:style-name="T37">(переменн</text:span><text:span text:style-name="T38">ая</text:span><text:span text:style-name="T37">, хранящ</text:span><text:span text:style-name="T38">ая</text:span><text:span text:style-name="T37"> состояни</text:span><text:span text:style-name="T38">е </text:span><text:span text:style-name="T37">диалогового окна)</text:span></text:p>
        </text:list-item>
      </text:list>
      <text:p text:style-name="P25">Методы класса:</text:p>
      <text:list text:style-name="L6">
        <text:list-item>
          <text:p text:style-name="P83">public <text:span text:style-name="T9">Settings</text:span>Screen(final DungeonEscape game) – конструктор класса. В нем инициализируются все переменные.</text:p>
        </text:list-item>
        <text:list-item>
          <text:p text:style-name="P97"><text:span text:style-name="T72">public void show()</text:span><text:span text:style-name="T91"> – </text:span><text:span text:style-name="T77">перегрузка функции show класса </text:span><text:span text:style-name="T72">ScreenAdapter. </text:span><text:span text:style-name="T77">В ней подключается InputProcessor для считывания прикосновений к экрану и производятся действия при их наличии.</text:span></text:p>
        </text:list-item>
        <text:list-item>
          <text:p text:style-name="P97"><text:span text:style-name="T72">public void render(float dt)</text:span><text:span text:style-name="T91"> – </text:span><text:span text:style-name="T78">функция отрисовки кноп</text:span><text:span text:style-name="T33">ок настроек и подписей к ним</text:span><text:span text:style-name="T78">.</text:span></text:p>
        </text:list-item>
        <text:list-item>
          <text:p text:style-name="P51"><text:span text:style-name="T72">public void hide()</text:span><text:span text:style-name="T91"> – </text:span><text:span text:style-name="T77">перегрузка функции </text:span><text:span text:style-name="T79">hide</text:span><text:span text:style-name="T77"> класса </text:span><text:span text:style-name="T72">ScreenAdapter. </text:span><text:span text:style-name="T79">При вызове она отключает InputProcessor.</text:span></text:p>
        </text:list-item>
      </text:list>
      <text:p text:style-name="P32">6. Класс</text:p>
      <text:p text:style-name="P25">Этот класс отвечает за</text:p>
      <text:p text:style-name="P25">Поля класса:</text:p>
      <text:list xml:id="list2143804910456" text:continue-list="list2142837109838" text:style-name="L1">
        <text:list-item>
          <text:p text:style-name="P50"/>
        </text:list-item>
      </text:list>
      <text:p text:style-name="P25">Методы класса:</text:p>
      <text:list text:style-name="L7">
        <text:list-item>
          <text:p text:style-name="P52"><text:s/>– конструктор класса. В нем инициализируются все переменные.</text:p>
        </text:list-item>
      </text:list>
      <text:p text:style-name="P72">7. КлассКласс Player</text:p>
      <text:p text:style-name="P60">Этот класс отвечает за создание игрока.</text:p>
      <text:p text:style-name="P61">Поля класса:</text:p>
      <text:list text:style-name="L4">
        <text:list-item>
          <text:p text:style-name="P100"><text:span text:style-name="T92">private boolean isAttacking, isAttacked, isMoving, isRight;</text:span><text:span text:style-name="T93">(переменные состояния атаки, состояния атакованности, состояния движения, состояния направления вправо)</text:span></text:p>
        </text:list-item>
        <text:list-item>
          <text:p text:style-name="P100"><text:span text:style-name="T92">private int x, y, health, maxHealth, power;</text:span><text:span text:style-name="T94">(переменные координат на игровом поле, текущегь здоровья, максимального здоровья, урона врагам)</text:span></text:p>
        </text:list-item>
        <text:list-item>
          <text:p text:style-name="P100"><text:span text:style-name="T92">private float realX, realY, attackedTimer, speed, horizontalOtstup, verticalOtstup;</text:span><text:span text:style-name="T95">(переменные реальных координат, времени атакованности, скорости перемещения, горизонтального и вертикального отступа игрового поля)</text:span></text:p>
        </text:list-item>
        <text:list-item>
          <text:p text:style-name="P100"><text:span text:style-name="T92">private Animation playerAnimationRight, playerAnimationLeft, playerMowingRight, playerMowingLeft;</text:span><text:span text:style-name="T95">(переменные, хранящие анимации ожидания, направленной вправо, ожидания, направленной влево, движения вправо, движения влево)</text:span></text:p>
        </text:list-item>
        <text:list-item>
          <text:p text:style-name="P100"><text:span text:style-name="T92">private Texture attackingPlayerRight, attackedPlayerRight, attackingPlayerLeft, attackedPlayerLeft; </text:span><text:span text:style-name="T95">(переменные, хранящие изображения атакованного и атакующего игрока, смотрящего вправо и атакованного и атакующего игрока, смотрящего влево)</text:span></text:p>
        </text:list-item>
        <text:list-item>
          <text:p text:style-name="P100"><text:span text:style-name="T92">private Blast blast;</text:span><text:span text:style-name="T95">(переменная, хранящая ссылку на снаряд игрока)</text:span></text:p>
        </text:list-item>
        <text:list-item>
          <text:p text:style-name="P100"><text:span text:style-name="T92">private String name;</text:span><text:span text:style-name="T95">(переменная, хранящая имя игрока)</text:span></text:p>
        </text:list-item>
      </text:list>
      <text:p text:style-name="P59">Методы класса:</text:p>
      <text:list xml:id="list816911890" text:style-name="L20">
        <text:list-item>
          <text:p text:style-name="P58">Player – конструктор класса. В нем инициализируются все переменные.</text:p>
        </text:list-item>
        <text:list-item>
          <text:p text:style-name="P58">public 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<text:soft-page-break/>необходимое изображение в координатах (realX;realY) размеров size*size в зависимости от состояния boolean переменных isAttacking, isAttacked, isMoving, isRight. Также если отрисовывалась анимация вызывается метод update с аргументом dt для переключения на следующий кадр в зависимости от значения dt.</text:p>
        </text:list-item>
        <text:list-item>
          <text:p text:style-name="P58">public void attacking – функция, при вызове которой значение переменной isAttacking изменяется на True и проигрывается звук playerAttackingSound.</text:p>
        </text:list-item>
        <text:list-item>
          <text:p text:style-name="P58">public void attacked – функция, при вызове которой значение переменной isAttacked изменяется на True и проигрывается звук playerAttackedSound.</text:p>
        </text:list-item>
        <text:list-item>
          <text:p text:style-name="P58">public void move – функция, при вызове которой переменные x и y изменяются на указанное количество значений, а переменная isMoving принимает значение True.</text:p>
        </text:list-item>
        <text:list-item>
          <text:p text:style-name="P101">public int getX() – функция getter для переменной X.</text:p>
        </text:list-item>
        <text:list-item>
          <text:p text:style-name="P101">public int getY() – функция getter для переменной Y.</text:p>
        </text:list-item>
        <text:list-item>
          <text:p text:style-name="P101">public float getRealX() – функция getter для переменной RealX.</text:p>
        </text:list-item>
        <text:list-item>
          <text:p text:style-name="P101">public float getRealY() – функция getter для переменной RealY.</text:p>
        </text:list-item>
        <text:list-item>
          <text:p text:style-name="P101">public int getHealth() – функция getter для переменной getHealth.</text:p>
        </text:list-item>
        <text:list-item>
          <text:p text:style-name="P101">public int getMaxHealth() – функция getter для переменной getMaxHealth.</text:p>
        </text:list-item>
        <text:list-item>
          <text:p text:style-name="P103"><text:span text:style-name="T92">public int getPower()</text:span><text:span text:style-name="T96"> – функция </text:span><text:span text:style-name="T95">getter для переменной </text:span><text:span text:style-name="T92">getPower</text:span><text:span text:style-name="T95">.</text:span></text:p>
        </text:list-item>
        <text:list-item>
          <text:p text:style-name="P103"><text:span text:style-name="T92">public boolean </text:span><text:span text:style-name="T4">get</text:span><text:span text:style-name="T92">Moving()</text:span><text:span text:style-name="T96"> – функция </text:span><text:span text:style-name="T95">getter для переменной </text:span><text:span text:style-name="T92">isMoving</text:span><text:span text:style-name="T95">.</text:span></text:p>
        </text:list-item>
        <text:list-item>
          <text:p text:style-name="P103"><text:span text:style-name="T92">public boolean </text:span><text:span text:style-name="T4">get</text:span><text:span text:style-name="T92">Attacking()</text:span><text:span text:style-name="T96"> – функция </text:span><text:span text:style-name="T95">getter для переменной </text:span><text:span text:style-name="T92">isAttacking</text:span><text:span text:style-name="T95">.</text:span></text:p>
        </text:list-item>
        <text:list-item>
          <text:p text:style-name="P103"><text:span text:style-name="T92">public boolean </text:span><text:span text:style-name="T4">get</text:span><text:span text:style-name="T92">Attacked()</text:span><text:span text:style-name="T96"> – функция </text:span><text:span text:style-name="T95">getter для переменной </text:span><text:span text:style-name="T92">isAttacked</text:span><text:span text:style-name="T95">.</text:span></text:p>
        </text:list-item>
        <text:list-item>
          <text:p text:style-name="P103"><text:span text:style-name="T92">public String getName()</text:span><text:span text:style-name="T96"> – функция </text:span><text:span text:style-name="T95">getter для переменной </text:span><text:span text:style-name="T92">getName</text:span><text:span text:style-name="T97">.</text:span></text:p>
        </text:list-item>
        <text:list-item>
          <text:p text:style-name="P103"><text:span text:style-name="T99">public void setHealth(int newHealth)</text:span><text:span text:style-name="T100"> – функция </text:span><text:span text:style-name="T101">setter для переменной health.</text:span></text:p>
        </text:list-item>
      </text:list>
      <text:p text:style-name="P32">8. Класс <text:span text:style-name="T9">Cage</text:span></text:p>
      <text:p text:style-name="P25">Этот класс отвечает за <text:span text:style-name="T38">создание и отображение ячейки игрового поля.</text:span></text:p>
      <text:p text:style-name="P25">Поля класса:</text:p>
      <text:list xml:id="list2142864567485" text:continue-list="list2143804910456" text:style-name="L1">
        <text:list-item>
          <text:p text:style-name="P88">private boolean moveable; (переменная, хранящая значение возможности переходить на эту клетку персонажу или врагу)</text:p>
        </text:list-item>
        <text:list-item>
          <text:p text:style-name="P88">private Animation <text:span text:style-name="T2">cageAnimation</text:span>; ()</text:p>
        </text:list-item>
        <text:list-item>
          <text:p text:style-name="P88">private int x, y; <text:span text:style-name="T2">(</text:span>переменные координат клетки на игровом поле<text:span text:style-name="T2">)</text:span></text:p>
        </text:list-item>
        <text:list-item>
          <text:p text:style-name="P88">private float real_x, real_y; <text:span text:style-name="T64">(переменные реальных координат)</text:span></text:p>
        </text:list-item>
      </text:list>
      <text:p text:style-name="P25">Методы класса:</text:p>
      <text:list text:style-name="L9">
        <text:list-item>
          <text:p text:style-name="P53"><text:span text:style-name="T9">Cage</text:span> – конструктор класса. В нем инициализируются все переменные.</text:p>
        </text:list-item>
        <text:list-item>
          <text:p text:style-name="P77"><text:span text:style-name="T49">void changeAnimation</text:span><text:span text:style-name="T55"> (Texture cage_texture_region, int frameCount) – </text:span><text:span text:style-name="T46">функция, принимающая изображение и количество кадров и заменяющая текущию анимацию на новую, созданную по полученным изображению и количеству кадров в нем.</text:span></text:p>
        </text:list-item>
      </text:list>
      <text:p text:style-name="P32">9. Класс <text:span text:style-name="T105">Slime</text:span></text:p>
      <text:p text:style-name="P26">Этот класс отвечает за <text:span text:style-name="T105">создание врага</text:span></text:p>
      <text:p text:style-name="P40">Поля класса:</text:p>
      <text:list text:style-name="L10">
        <text:list-item>
          <text:p text:style-name="P84">private boolean isAttacking, isAttacked, isMoving, isAlive;</text:p>
        </text:list-item>
        <text:list-item>
          <text:p text:style-name="P84">private int x, y, health, maxHealth, power;</text:p>
        </text:list-item>
        <text:list-item>
          <text:p text:style-name="P84"><text:soft-page-break/>private float realX, realY, activatedTimer, speed, horizontalIndent,</text:p>
          <text:p text:style-name="P84">verticalIndent, size;</text:p>
        </text:list-item>
        <text:list-item>
          <text:p text:style-name="P84">private Animation slimeAnimation, attackingSlimeAnimation, </text:p>
          <text:p text:style-name="P84">attackedSlimeAnimation;</text:p>
        </text:list-item>
        <text:list-item>
          <text:p text:style-name="P84">private Texture titleTextTable;</text:p>
        </text:list-item>
        <text:list-item>
          <text:p text:style-name="P84">private BitmapFont titleFont;</text:p>
        </text:list-item>
        <text:list-item>
          <text:p text:style-name="P84">private Charge charge;</text:p>
        </text:list-item>
        <text:list-item>
          <text:p text:style-name="P84">private Sound slimeAttackingSound, slimeAttackedSound;</text:p>
        </text:list-item>
      </text:list>
      <text:p text:style-name="P40">Методы класса:</text:p>
      <text:list text:style-name="L11">
        <text:list-item>
          <text:p text:style-name="P62">Slime – конструктор класса. В нем инициализируются все переменные.</text:p>
        </text:list-item>
        <text:list-item>
          <text:p text:style-name="P63"><text:span text:style-name="T56">p</text:span><text:span text:style-name="T59">ublic </text:span>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ое изображение в координатах (realX;realY) размеров size*size в зависимости от состояния boolean переменных isAttacking, isAttacked, isMoving, isRight. Также если отрисовывалась анимация вызывается метод update с аргументом dt для переключения на следующий кадр в зависимости от значения dt.</text:p>
        </text:list-item>
        <text:list-item>
          <text:p text:style-name="P74"><text:span text:style-name="T48">p</text:span><text:span text:style-name="T50">ublic </text:span><text:span text:style-name="T13">void attacking</text:span><text:span text:style-name="T18"> – функция</text:span><text:span text:style-name="T13">, при вызове которой значение переменной isAttacking изменяется на True и проигрывается звук </text:span><text:span text:style-name="T19">slime</text:span><text:span text:style-name="T13">AttackingSound.</text:span></text:p>
        </text:list-item>
        <text:list-item>
          <text:p text:style-name="P75"><text:span text:style-name="T47">p</text:span><text:span text:style-name="T53">ublic </text:span><text:span text:style-name="T22">void attacked</text:span><text:span text:style-name="T23"> – функция</text:span><text:span text:style-name="T22">, при вызове которой значение переменной </text:span><text:span text:style-name="T21">isAttacked изменяется на True и проигрывается звук </text:span><text:span text:style-name="T20">slime</text:span><text:span text:style-name="T21">AttackedSound.</text:span></text:p>
        </text:list-item>
        <text:list-item>
          <text:p text:style-name="P64"><text:span text:style-name="T56">p</text:span><text:span text:style-name="T59">ublic </text:span>void move – функция, при вызове которой переменные x и y изменяются на указанное количество значений, а переменная isMoving принимает значение True.</text:p>
        </text:list-item>
        <text:list-item>
          <text:p text:style-name="P102"><text:span text:style-name="T92">public int getX()</text:span><text:span text:style-name="T96"> – функция </text:span><text:span text:style-name="T95">getter для переменной </text:span><text:span text:style-name="T92">X</text:span><text:span text:style-name="T95">.</text:span></text:p>
        </text:list-item>
        <text:list-item>
          <text:p text:style-name="P102"><text:span text:style-name="T92">public int getY()</text:span><text:span text:style-name="T96"> – функция </text:span><text:span text:style-name="T95">getter для переменной </text:span><text:span text:style-name="T92">Y</text:span><text:span text:style-name="T95">.</text:span></text:p>
        </text:list-item>
        <text:list-item>
          <text:p text:style-name="P102"><text:span text:style-name="T92">public int getHealth()</text:span><text:span text:style-name="T96"> – функция </text:span><text:span text:style-name="T95">getter для переменной </text:span><text:span text:style-name="T92">getHealth</text:span><text:span text:style-name="T95">.</text:span></text:p>
        </text:list-item>
        <text:list-item>
          <text:p text:style-name="P102"><text:span text:style-name="T92">public int getMaxHealth()</text:span><text:span text:style-name="T96"> – функция </text:span><text:span text:style-name="T95">getter для переменной </text:span><text:span text:style-name="T92">getMaxHealth</text:span><text:span text:style-name="T95">.</text:span></text:p>
        </text:list-item>
        <text:list-item>
          <text:p text:style-name="P102"><text:span text:style-name="T92">public int getPower()</text:span><text:span text:style-name="T96"> – функция </text:span><text:span text:style-name="T95">getter для переменной </text:span><text:span text:style-name="T92">getPower</text:span><text:span text:style-name="T95">.</text:span></text:p>
        </text:list-item>
        <text:list-item>
          <text:p text:style-name="P102"><text:span text:style-name="T92">public boolean </text:span><text:span text:style-name="T98">get</text:span><text:span text:style-name="T92">Moving()</text:span><text:span text:style-name="T96"> – функция </text:span><text:span text:style-name="T95">getter для переменной </text:span><text:span text:style-name="T92">isMoving</text:span><text:span text:style-name="T95">.</text:span></text:p>
        </text:list-item>
        <text:list-item>
          <text:p text:style-name="P102"><text:span text:style-name="T92">public boolean </text:span><text:span text:style-name="T98">get</text:span><text:span text:style-name="T92">Attacking()</text:span><text:span text:style-name="T96"> – функция </text:span><text:span text:style-name="T95">getter для переменной </text:span><text:span text:style-name="T92">isAttacking</text:span><text:span text:style-name="T95">.</text:span></text:p>
        </text:list-item>
        <text:list-item>
          <text:p text:style-name="P102"><text:span text:style-name="T92">public boolean </text:span><text:span text:style-name="T98">get</text:span><text:span text:style-name="T92">Attacked()</text:span><text:span text:style-name="T96"> – функция </text:span><text:span text:style-name="T95">getter для переменной </text:span><text:span text:style-name="T92">isAttacked</text:span><text:span text:style-name="T95">.</text:span></text:p>
        </text:list-item>
        <text:list-item>
          <text:p text:style-name="P104"><text:span text:style-name="T53">public </text:span><text:span text:style-name="T47">void blas</text:span><text:span text:style-name="T54">tDraw(SpriteBatch batch, float size, float dt) – функция , рисующая </text:span><text:span text:style-name="T44">вражеский снаряд</text:span><text:span text:style-name="T54">.</text:span></text:p>
        </text:list-item>
        <text:list-item>
          <text:p text:style-name="P102"><text:span text:style-name="T92">public void </text:span><text:span text:style-name="T3">death</text:span><text:span text:style-name="T92">()</text:span><text:span text:style-name="T96"> – функция, </text:span><text:span text:style-name="T30">скрывающая врага после его смерти и перемещающая его в недоступную для игрока клетку</text:span><text:span text:style-name="T95">.</text:span></text:p>
        </text:list-item>
      </text:list>
      <text:p text:style-name="P28"><text:span text:style-name="T65">10</text:span>. Класс <text:span text:style-name="T108">Animation</text:span></text:p>
      <text:p text:style-name="P1">Этот класс отвечает за создание анимации.</text:p>
      <text:p text:style-name="P2">Поля класса:</text:p>
      <text:list text:style-name="L12">
        <text:list-item>
          <text:p text:style-name="P90"><text:span text:style-name="T72">private Array&lt;TextureRegion&gt; frames;</text:span><text:span text:style-name="T82">(массив из изображений, представляющих собой кадры анимации)</text:span></text:p>
        </text:list-item>
        <text:list-item>
          <text:p text:style-name="P90"><text:span text:style-name="T72">private float maxFrameTime;</text:span><text:span text:style-name="T83">(</text:span><text:span text:style-name="T88">переменная </text:span><text:span text:style-name="T84">максимально</text:span><text:span text:style-name="T88">го</text:span><text:span text:style-name="T84"> врем</text:span><text:span text:style-name="T88">ени </text:span><text:span text:style-name="T89">показа</text:span><text:span text:style-name="T84"> </text:span><text:span text:style-name="T85">одного</text:span><text:span text:style-name="T84"> кадра</text:span><text:span text:style-name="T83">)</text:span></text:p>
        </text:list-item>
        <text:list-item>
          <text:p text:style-name="P90"><text:soft-page-break/><text:span text:style-name="T72">private float currentFrameTime;</text:span><text:span text:style-name="T83">(</text:span><text:span text:style-name="T88">переменная </text:span><text:span text:style-name="T84">врем</text:span><text:span text:style-name="T88">ени</text:span><text:span text:style-name="T84">, прошедше</text:span><text:span text:style-name="T88">го</text:span><text:span text:style-name="T84"> с показа кадра</text:span><text:span text:style-name="T83">)</text:span></text:p>
        </text:list-item>
        <text:list-item>
          <text:p text:style-name="P90"><text:span text:style-name="T72">private int frameCount;</text:span><text:span text:style-name="T83">(</text:span><text:span text:style-name="T88">переменная </text:span><text:span text:style-name="T83">количеств</text:span><text:span text:style-name="T88">а</text:span><text:span text:style-name="T83"> кадров в анимации)</text:span></text:p>
        </text:list-item>
        <text:list-item>
          <text:p text:style-name="P91"><text:span text:style-name="T72">private int frame;</text:span><text:span text:style-name="T83">(</text:span><text:span text:style-name="T88">переменная </text:span><text:span text:style-name="T83">номе</text:span><text:span text:style-name="T88">ра</text:span><text:span text:style-name="T83"> текущего изображения из массива </text:span><text:span text:style-name="T72">frames</text:span><text:span text:style-name="T83">)</text:span></text:p>
        </text:list-item>
      </text:list>
      <text:p text:style-name="P3">Методы класса:</text:p>
      <text:list text:style-name="L13">
        <text:list-item>
          <text:p text:style-name="P54"><text:span text:style-name="T109">public </text:span>Animation – конструктор класса. В нем инициализируются все переменные.</text:p>
        </text:list-item>
        <text:list-item>
          <text:p text:style-name="P65"><text:span text:style-name="T103">public </text:span>void update<text:span text:style-name="T104">(float dt)</text:span> – функция обновления кадра. Получает переменную dt <text:span text:style-name="T104">(delta time)</text:span> и в зависимости от ее значения переключает кадр.</text:p>
        </text:list-item>
        <text:list-item>
          <text:p text:style-name="P65"><text:span text:style-name="T103">public </text:span>TextureRegion getFrame<text:span text:style-name="T104">()</text:span> – функция, возвращающая текущий кадр анимации.</text:p>
        </text:list-item>
      </text:list>
      <text:p text:style-name="P27"/>
      <text:p text:style-name="P35">11. <text:span text:style-name="T27">Класс Blast</text:span></text:p>
      <text:p text:style-name="P4">Этот класс отвечает за создание снарядов, используемых персонажем и врагами. Снаряд персонажа представляет собой пустую картинку.</text:p>
      <text:p text:style-name="P5">Поля класса:</text:p>
      <text:list text:style-name="L14">
        <text:list-item>
          <text:p text:style-name="P92"><text:span text:style-name="T72">private int x, y;</text:span><text:span text:style-name="T81">(</text:span><text:span text:style-name="T73">координаты </text:span><text:span text:style-name="T81">снаряда на игровом поле)</text:span></text:p>
        </text:list-item>
        <text:list-item>
          <text:p text:style-name="P92"><text:span text:style-name="T72">private float realX, realY, speed, verticalOtstup, horizontalOtstup, size;</text:span><text:span text:style-name="T81">(реальные координаты снаряда, его скорость, отступы игрового поля от границ экрана, размер одной ячейки игрового поля)</text:span></text:p>
        </text:list-item>
        <text:list-item>
          <text:p text:style-name="P92"><text:span text:style-name="T72">private Animation blastAnimation;</text:span><text:span text:style-name="T81">(анимация снаряда)</text:span></text:p>
        </text:list-item>
        <text:list-item>
          <text:p text:style-name="P92"><text:span text:style-name="T72">private boolean isActiv;</text:span><text:span text:style-name="T81">(состояние снаряда)</text:span></text:p>
        </text:list-item>
      </text:list>
      <text:p text:style-name="P4">Методы класса:</text:p>
      <text:list xml:id="list1436540573" text:style-name="L15">
        <text:list-item>
          <text:p text:style-name="P55"><text:span text:style-name="T102">public </text:span>Blast – конструктор класса. В нем инициализируются все переменные.</text:p>
        </text:list-item>
        <text:list-item>
          <text:p text:style-name="P67"><text:span text:style-name="T102">public </text:span><text:span text:style-name="T66">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</text:span><text:span text:style-name="T110">ое</text:span><text:span text:style-name="T66"> </text:span><text:span text:style-name="T110">изображение</text:span><text:span text:style-name="T69"> </text:span><text:span text:style-name="T68">в координатах (realX;realY) </text:span><text:span text:style-name="T69">размеров size*size в зависимости от состояния boolean переменн</text:span><text:span text:style-name="T67">ой</text:span><text:span text:style-name="T69"> isA</text:span><text:span text:style-name="T67">ctiv</text:span><text:span text:style-name="T68">.</text:span></text:p>
        </text:list-item>
        <text:list-item>
          <text:p text:style-name="P69"><text:span text:style-name="T102">public </text:span>void setTarget – функция, принимающая значения <text:span text:style-name="T70">начальных координат и </text:span><text:span text:style-name="T62">координат цели и устанавливающая переменную isActiv в значениеTrue.</text:span></text:p>
        </text:list-item>
        <text:list-item>
          <text:p text:style-name="P99"><text:span text:style-name="T72">public boolean isActiv() - </text:span><text:span text:style-name="T80">функция </text:span><text:span text:style-name="T90">getter</text:span><text:span text:style-name="T80">, возвращающая значение переменной <text:s/></text:span><text:span text:style-name="T72">isActiv.</text:span></text:p>
        </text:list-item>
      </text:list>
      <text:p text:style-name="P11"/>
      <text:p text:style-name="P36">12. Класс Lever</text:p>
      <text:p text:style-name="P6">Этот класс отвечает за создание рычага и связанной с ним двери.</text:p>
      <text:p text:style-name="P7">Поля класса:</text:p>
      <text:list text:style-name="L16">
        <text:list-item>
          <text:p text:style-name="P93"><text:span text:style-name="T72">private int x, y, doorX, doorY;</text:span><text:span text:style-name="T73">(</text:span><text:span text:style-name="T86">переменные </text:span><text:span text:style-name="T73">координат рычага </text:span><text:span text:style-name="T76">и </text:span><text:span text:style-name="T73">двери </text:span><text:span text:style-name="T76">на игровом поле</text:span><text:span text:style-name="T73">)</text:span></text:p>
        </text:list-item>
        <text:list-item>
          <text:p text:style-name="P93"><text:span text:style-name="T72">private float realX, realY, doorRealX, doorRealY;</text:span><text:span text:style-name="T76">(</text:span><text:span text:style-name="T86">переменные </text:span><text:span text:style-name="T76">реальны</text:span><text:span text:style-name="T86">х</text:span><text:span text:style-name="T76"> координат рычага и двери)</text:span></text:p>
        </text:list-item>
        <text:list-item>
          <text:p text:style-name="P93"><text:soft-page-break/><text:span text:style-name="T72">private boolean isActiv;</text:span><text:span text:style-name="T76">(</text:span><text:span text:style-name="T86">переменная </text:span><text:span text:style-name="T76">состояние рычага)</text:span></text:p>
        </text:list-item>
        <text:list-item>
          <text:p text:style-name="P93"><text:span text:style-name="T72">private <text:s/>Texture activLever, passivLever, closedDoor, openedDoor;</text:span><text:span text:style-name="T76">(</text:span><text:span text:style-name="T87">переменные, хранящие </text:span><text:span text:style-name="T76">изображения закрытой и открытой двери, активного и неактивного рычага)</text:span></text:p>
        </text:list-item>
        <text:list-item>
          <text:p text:style-name="P93"><text:span text:style-name="T72">private Sound lever_sound, openDoorSound, closeDoorSound;</text:span><text:span text:style-name="T76">(</text:span><text:span text:style-name="T87">переменные, хранящие </text:span><text:span text:style-name="T76">звуки поворота рычага, открытия и закрытия двери)</text:span></text:p>
        </text:list-item>
      </text:list>
      <text:p text:style-name="P42">Методы класса:</text:p>
      <text:list xml:id="list2143011430394" text:continue-list="list1436540573" text:style-name="L15">
        <text:list-item>
          <text:p text:style-name="P68"><text:span text:style-name="T71">Lever</text:span> – <text:span text:style-name="T111">конструктор класса. </text:span><text:span text:style-name="T112">В нем инициализируются все переменные.</text:span></text:p>
        </text:list-item>
        <text:list-item>
          <text:p text:style-name="P68"><text:span text:style-name="T66">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</text:span><text:span text:style-name="T110">ое</text:span><text:span text:style-name="T66"> </text:span><text:span text:style-name="T110">изображение</text:span><text:span text:style-name="T69"> </text:span><text:span text:style-name="T68">в координатах (realX;realY) </text:span><text:span text:style-name="T69">размеров size*size в зависимости от состояния boolean переменн</text:span><text:span text:style-name="T67">ой</text:span><text:span text:style-name="T69"> isA</text:span><text:span text:style-name="T67">ctiv</text:span><text:span text:style-name="T68">.</text:span></text:p>
        </text:list-item>
        <text:list-item>
          <text:p text:style-name="P70">void <text:span text:style-name="T71">click</text:span> – функция, <text:span text:style-name="T71">вызывающаяся при</text:span> <text:span text:style-name="T71">нажатии на рычаг, запускающая звук рычага и</text:span><text:span text:style-name="T70"> </text:span><text:span text:style-name="T71">меня</text:span><text:span text:style-name="T70">ющая </text:span><text:span text:style-name="T71">значение</text:span><text:span text:style-name="T70"> isActiv</text:span><text:span text:style-name="T113"> </text:span><text:span text:style-name="T71">на противоположное.</text:span></text:p>
        </text:list-item>
      </text:list>
      <text:p text:style-name="P43"/>
      <text:p text:style-name="P33">13. Класс <text:span text:style-name="T27">WinScreen</text:span></text:p>
      <text:p text:style-name="P10">Этот класс отвечает за отображение экрана победы в случае победы игрока. Он расширяет класс ScreenAdapter библиотеки libGDX.</text:p>
      <text:p text:style-name="P8">Поля класса:</text:p>
      <text:list xml:id="list1172320718" text:style-name="L17">
        <text:list-item>
          <text:p text:style-name="P98">DungeonEscape game; <text:span text:style-name="T34">(переменная, хранящая ссылку на основной класс игры, в котором инициализированы все переменные текстур)</text:span></text:p>
        </text:list-item>
      </text:list>
      <text:p text:style-name="P8">Методы класса:</text:p>
      <text:list text:style-name="L18">
        <text:list-item>
          <text:p text:style-name="P94">public WinScreen(DungeonEscape game) – конструктор класса. В нем инициализируются все переменные.</text:p>
        </text:list-item>
        <text:list-item>
          <text:p text:style-name="P94">public void show() – перегрузка функции show класса ScreenAdapter. В ней подключается InputProcessor для считывания прикосновений к экрану и производятся действия при их наличии.</text:p>
        </text:list-item>
        <text:list-item>
          <text:p text:style-name="P94">public void render(float dt) – функция отрисовки картинки победы и кнопки «назад».</text:p>
        </text:list-item>
        <text:list-item>
          <text:p text:style-name="P94">public void hide() – перегрузка функции hide класса ScreenAdapter. При вызове она отключает InputProcessor.</text:p>
        </text:list-item>
      </text:list>
      <text:p text:style-name="P9"/>
      <text:p text:style-name="P30"><text:span text:style-name="T114">14. Класс </text:span><text:span text:style-name="T27">DeathScreen</text:span></text:p>
      <text:p text:style-name="P44"><text:span text:style-name="T114">Э</text:span>тот класс <text:span text:style-name="T63">отвечает за отображение экрана </text:span><text:span text:style-name="T61">смерти</text:span><text:span text:style-name="T63"> в случае </text:span><text:span text:style-name="T61">смерти</text:span><text:span text:style-name="T63"> игрока. Он расширяет класс </text:span><text:span text:style-name="T60">ScreenAdapter</text:span><text:span text:style-name="T63"> библиотеки libGDX.</text:span></text:p>
      <text:p text:style-name="P7">Поля класса:</text:p>
      <text:list xml:id="list2144267875060" text:continue-list="list1172320718" text:style-name="L17">
        <text:list-item>
          <text:p text:style-name="P105"><text:span text:style-name="T51">DungeonEscape game;</text:span><text:span text:style-name="T52"> </text:span><text:span text:style-name="T45">(переменная, хранящая ссылку на основной класс игры, в котором инициализированы все переменные текстур)</text:span></text:p>
        </text:list-item>
      </text:list>
      <text:p text:style-name="P7">Методы класса:</text:p>
      <text:list text:style-name="L19">
        <text:list-item>
          <text:p text:style-name="P95"><text:span text:style-name="T72">public </text:span><text:span text:style-name="T73">Death</text:span><text:span text:style-name="T72">Screen(DungeonEscape game)</text:span><text:span text:style-name="T91"> – </text:span><text:span text:style-name="T74">конструктор класса. </text:span><text:span text:style-name="T75">В нем инициализируются все переменные.</text:span></text:p>
        </text:list-item>
        <text:list-item>
          <text:p text:style-name="P95"><text:span text:style-name="T72">public void show()</text:span><text:span text:style-name="T91"> – </text:span><text:span text:style-name="T77">перегрузка функции show класса </text:span><text:span text:style-name="T72">ScreenAdapter. </text:span><text:span text:style-name="T77">В ней подключается InputProcessor для считывания прикосновений к экрану и производятся действия при их наличии.</text:span></text:p>
        </text:list-item>
        <text:list-item>
          <text:p text:style-name="P95"><text:soft-page-break/><text:span text:style-name="T72">public void render(float dt)</text:span><text:span text:style-name="T91"> – </text:span><text:span text:style-name="T78">функция отрисовки картинки победы и кнопки «назад».</text:span></text:p>
        </text:list-item>
        <text:list-item>
          <text:p text:style-name="P95"><text:span text:style-name="T72">public void hide()</text:span><text:span text:style-name="T91"> – </text:span><text:span text:style-name="T77">перегрузка функции </text:span><text:span text:style-name="T79">hide</text:span><text:span text:style-name="T77"> класса </text:span><text:span text:style-name="T72">ScreenAdapter. </text:span><text:span text:style-name="T79">При вызове она отключает InputProcessor.</text:span></text:p>
        </text:list-item>
      </text:list>
      <text:p text:style-name="P12"/>
      <text:p text:style-name="P31">Заключение</text:p>
      <text:p text:style-name="P15"/>
      <text:p text:style-name="P15">Цель моей работы частично достигнута — создана работающая основа для игры на android и windows. Я научился работать в android studio, использовать основные функции фреймворка libgdx для создания мобильных приложений, была продумана структура классов приложения и частично реализована. В дальнейшем я добавлю нанесение урона монстрами персонажу, меню, выход из подземелья, возможность менять оружие персонажу а также изменяющиеся проходы и ловушки, наносящие урон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10T00:21:42.505000000</dc:date>
    <meta:editing-duration>P5DT21H43M21S</meta:editing-duration>
    <meta:editing-cycles>73</meta:editing-cycles>
    <meta:document-statistic meta:table-count="0" meta:image-count="0" meta:object-count="0" meta:page-count="12" meta:paragraph-count="225" meta:word-count="2476" meta:character-count="19131" meta:non-whitespace-character-count="16881"/>
  </office:meta>
</office:document-meta>
</file>